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Cordia New" svg:font-family="'Cordia Ne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center" draw:textarea-vertical-align="top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svg:stroke-color="#000000" draw:fill="solid" draw:fill-color="#ffffff" draw:textarea-horizontal-align="center" draw:textarea-vertical-align="top"/>
    </style:style>
    <style:style style:name="gr4" style:family="graphic" style:parent-style-name="standard">
      <style:graphic-properties draw:stroke="none" svg:stroke-color="#000000" draw:fill="none" draw:fill-color="#ffffff" fo:min-height="0.537cm"/>
    </style:style>
    <style:style style:name="gr5" style:family="graphic" style:parent-style-name="standard">
      <style:graphic-properties draw:stroke="none" svg:stroke-color="#000000" draw:fill="none" draw:fill-color="#ffffff" fo:min-height="0.15cm"/>
    </style:style>
    <style:style style:name="gr6" style:family="graphic" style:parent-style-name="standard">
      <style:graphic-properties draw:stroke="none" svg:stroke-color="#000000" draw:fill="none" draw:fill-color="#ffffff" fo:min-height="0.395cm"/>
    </style:style>
    <style:style style:name="gr7" style:family="graphic" style:parent-style-name="standard">
      <style:graphic-properties draw:stroke="none" svg:stroke-color="#000000" draw:fill="none" draw:fill-color="#ffffff" fo:min-height="0.389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="solid" draw:fill-color="#dddddd"/>
      <style:paragraph-properties fo:text-align="center"/>
      <style:text-properties style:font-name="Arial"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style:font-name="Arial1" fo:font-size="8pt" style:font-size-asian="8pt" style:font-size-complex="8pt"/>
    </style:style>
    <style:style style:name="P5" style:family="paragraph">
      <loext:graphic-properties draw:fill="solid" draw:fill-color="#ffffff"/>
      <style:paragraph-properties fo:text-align="center"/>
      <style:text-properties style:font-name="Arial" fo:font-size="8pt" style:font-size-asian="8pt" style:font-size-complex="8pt"/>
    </style:style>
    <style:style style:name="P6" style:family="paragraph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1" fo:font-size="8pt" style:font-size-asian="8pt" style:font-size-complex="8pt"/>
    </style:style>
    <style:style style:name="T3" style:family="text">
      <style:text-properties style:font-name="Courier New" fo:font-size="8pt" style:font-size-asian="8pt" style:font-size-complex="8pt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6.096cm" svg:height="0.508cm" svg:x="3.004cm" svg:y="4.492cm">
          <text:p text:style-name="P1"><text:span text:style-name="T1">Write data</text:span></text:p>
        </draw:rect>
        <draw:frame draw:style-name="gr2" draw:text-style-name="P4" draw:layer="layout" svg:width="0.711cm" svg:height="0.569cm" svg:x="8.693cm" svg:y="3.415cm">
          <draw:text-box>
            <text:p text:style-name="P3"><text:span text:style-name="T2">0</text:span></text:p>
          </draw:text-box>
        </draw:frame>
        <draw:frame draw:style-name="gr2" draw:text-style-name="P4" draw:layer="layout" svg:width="0.915cm" svg:height="0.569cm" svg:x="2.8cm" svg:y="3.415cm">
          <draw:text-box>
            <text:p text:style-name="P3"><text:span text:style-name="T2">7</text:span></text:p>
          </draw:text-box>
        </draw:frame>
        <draw:rect draw:style-name="gr3" draw:text-style-name="P5" draw:layer="layout" svg:width="3.048cm" svg:height="0.508cm" svg:x="3.004cm" svg:y="3.984cm">
          <text:p text:style-name="P1"><text:span text:style-name="T1">Address</text:span></text:p>
        </draw:rect>
        <draw:rect draw:style-name="gr3" draw:text-style-name="P5" draw:layer="layout" svg:width="3.052cm" svg:height="0.508cm" svg:x="6.048cm" svg:y="3.984cm">
          <text:p text:style-name="P1"><text:span text:style-name="T1">Write Op (</text:span><text:span text:style-name="T3">0x1</text:span><text:span text:style-name="T1">)</text:span></text:p>
        </draw:rect>
        <draw:frame draw:style-name="gr4" draw:text-style-name="P4" draw:layer="layout" svg:width="1.015cm" svg:height="0.787cm" svg:x="5.548cm" svg:y="3.432cm">
          <draw:text-box>
            <text:p text:style-name="P3"><text:span text:style-name="T2">4 <text:s/>3</text:span></text:p>
          </draw:text-box>
        </draw:frame>
        <draw:rect draw:style-name="gr3" draw:text-style-name="P5" draw:layer="layout" svg:width="6.096cm" svg:height="0.508cm" svg:x="3cm" svg:y="8.492cm">
          <text:p text:style-name="P1"><text:span text:style-name="T1">Footer (</text:span><text:span text:style-name="T3">0x0</text:span><text:span text:style-name="T1">)</text:span></text:p>
        </draw:rect>
        <draw:frame draw:style-name="gr2" draw:text-style-name="P4" draw:layer="layout" svg:width="0.711cm" svg:height="0.569cm" svg:x="8.689cm" svg:y="7.415cm">
          <draw:text-box>
            <text:p text:style-name="P3"><text:span text:style-name="T2">0</text:span></text:p>
          </draw:text-box>
        </draw:frame>
        <draw:frame draw:style-name="gr2" draw:text-style-name="P4" draw:layer="layout" svg:width="0.915cm" svg:height="0.569cm" svg:x="2.796cm" svg:y="7.415cm">
          <draw:text-box>
            <text:p text:style-name="P3"><text:span text:style-name="T2">7</text:span></text:p>
          </draw:text-box>
        </draw:frame>
        <draw:rect draw:style-name="gr3" draw:text-style-name="P5" draw:layer="layout" svg:width="3.048cm" svg:height="0.508cm" svg:x="3cm" svg:y="7.984cm">
          <text:p text:style-name="P1"><text:span text:style-name="T1">Address (</text:span><text:span text:style-name="T3">0x0</text:span><text:span text:style-name="T1">-</text:span><text:span text:style-name="T3">0x7</text:span><text:span text:style-name="T1">)</text:span></text:p>
        </draw:rect>
        <draw:rect draw:style-name="gr3" draw:text-style-name="P5" draw:layer="layout" svg:width="3.052cm" svg:height="0.508cm" svg:x="6.044cm" svg:y="7.984cm">
          <text:p text:style-name="P1"><text:span text:style-name="T1">Write Op (</text:span><text:span text:style-name="T3">0x1</text:span><text:span text:style-name="T1">)</text:span></text:p>
        </draw:rect>
        <draw:frame draw:style-name="gr4" draw:text-style-name="P4" draw:layer="layout" svg:width="1.015cm" svg:height="0.787cm" svg:x="5.544cm" svg:y="7.432cm">
          <draw:text-box>
            <text:p text:style-name="P3"><text:span text:style-name="T2">4 <text:s/>3</text:span></text:p>
          </draw:text-box>
        </draw:frame>
        <draw:frame draw:style-name="gr2" draw:text-style-name="P4" draw:layer="layout" svg:width="0.711cm" svg:height="0.569cm" svg:x="17.697cm" svg:y="3.415cm">
          <draw:text-box>
            <text:p text:style-name="P3"><text:span text:style-name="T2">0</text:span></text:p>
          </draw:text-box>
        </draw:frame>
        <draw:frame draw:style-name="gr2" draw:text-style-name="P4" draw:layer="layout" svg:width="0.915cm" svg:height="0.569cm" svg:x="11.804cm" svg:y="3.415cm">
          <draw:text-box>
            <text:p text:style-name="P3"><text:span text:style-name="T2">7</text:span></text:p>
          </draw:text-box>
        </draw:frame>
        <draw:rect draw:style-name="gr3" draw:text-style-name="P5" draw:layer="layout" svg:width="3.048cm" svg:height="0.508cm" svg:x="12.008cm" svg:y="3.984cm">
          <text:p text:style-name="P1"><text:span text:style-name="T1">Address</text:span></text:p>
        </draw:rect>
        <draw:rect draw:style-name="gr3" draw:text-style-name="P5" draw:layer="layout" svg:width="3.052cm" svg:height="0.508cm" svg:x="15.052cm" svg:y="3.984cm">
          <text:p text:style-name="P1"><text:span text:style-name="T1">Read Op (</text:span><text:span text:style-name="T3">0x0</text:span><text:span text:style-name="T1">)</text:span></text:p>
        </draw:rect>
        <draw:frame draw:style-name="gr4" draw:text-style-name="P4" draw:layer="layout" svg:width="1.015cm" svg:height="0.787cm" svg:x="14.552cm" svg:y="3.432cm">
          <draw:text-box>
            <text:p text:style-name="P3"><text:span text:style-name="T2">4 <text:s/>3</text:span></text:p>
          </draw:text-box>
        </draw:frame>
        <draw:rect draw:style-name="gr3" draw:text-style-name="P5" draw:layer="layout" svg:width="6.096cm" svg:height="0.508cm" svg:x="12.004cm" svg:y="8.992cm">
          <text:p text:style-name="P1"><text:span text:style-name="T1">Footer (</text:span><text:span text:style-name="T3">0x0</text:span><text:span text:style-name="T1">)</text:span></text:p>
        </draw:rect>
        <draw:frame draw:style-name="gr2" draw:text-style-name="P4" draw:layer="layout" svg:width="0.711cm" svg:height="0.569cm" svg:x="17.693cm" svg:y="7.415cm">
          <draw:text-box>
            <text:p text:style-name="P3"><text:span text:style-name="T2">0</text:span></text:p>
          </draw:text-box>
        </draw:frame>
        <draw:frame draw:style-name="gr2" draw:text-style-name="P4" draw:layer="layout" svg:width="0.915cm" svg:height="0.569cm" svg:x="11.8cm" svg:y="7.415cm">
          <draw:text-box>
            <text:p text:style-name="P3"><text:span text:style-name="T2">7</text:span></text:p>
          </draw:text-box>
        </draw:frame>
        <draw:rect draw:style-name="gr3" draw:text-style-name="P5" draw:layer="layout" svg:width="3.048cm" svg:height="0.508cm" svg:x="12.004cm" svg:y="7.984cm">
          <text:p text:style-name="P1"><text:span text:style-name="T1">Address (</text:span><text:span text:style-name="T3">0x0</text:span><text:span text:style-name="T1">-</text:span><text:span text:style-name="T3">0x7</text:span><text:span text:style-name="T1">)</text:span></text:p>
        </draw:rect>
        <draw:rect draw:style-name="gr3" draw:text-style-name="P5" draw:layer="layout" svg:width="3.052cm" svg:height="0.508cm" svg:x="15.048cm" svg:y="7.984cm">
          <text:p text:style-name="P1"><text:span text:style-name="T1">Read Op (</text:span><text:span text:style-name="T3">0x0</text:span><text:span text:style-name="T1">)</text:span></text:p>
        </draw:rect>
        <draw:frame draw:style-name="gr4" draw:text-style-name="P4" draw:layer="layout" svg:width="1.015cm" svg:height="0.787cm" svg:x="14.548cm" svg:y="7.432cm">
          <draw:text-box>
            <text:p text:style-name="P3"><text:span text:style-name="T2">4 <text:s/>3</text:span></text:p>
          </draw:text-box>
        </draw:frame>
        <draw:rect draw:style-name="gr1" draw:text-style-name="P2" draw:layer="layout" svg:width="6.096cm" svg:height="0.508cm" svg:x="12.004cm" svg:y="8.492cm">
          <text:p text:style-name="P1"><text:span text:style-name="T1">Read data</text:span></text:p>
        </draw:rect>
        <draw:rect draw:style-name="gr3" draw:text-style-name="P5" draw:layer="layout" svg:width="6.096cm" svg:height="0.508cm" svg:x="12.004cm" svg:y="12.492cm">
          <text:p text:style-name="P1"><text:span text:style-name="T1">Footer (</text:span><text:span text:style-name="T3">0x1</text:span><text:span text:style-name="T1">)</text:span></text:p>
        </draw:rect>
        <draw:frame draw:style-name="gr2" draw:text-style-name="P4" draw:layer="layout" svg:width="0.711cm" svg:height="0.569cm" svg:x="17.693cm" svg:y="11.407cm">
          <draw:text-box>
            <text:p text:style-name="P3"><text:span text:style-name="T2">0</text:span></text:p>
          </draw:text-box>
        </draw:frame>
        <draw:frame draw:style-name="gr2" draw:text-style-name="P4" draw:layer="layout" svg:width="0.915cm" svg:height="0.569cm" svg:x="11.8cm" svg:y="11.407cm">
          <draw:text-box>
            <text:p text:style-name="P3"><text:span text:style-name="T2">7</text:span></text:p>
          </draw:text-box>
        </draw:frame>
        <draw:rect draw:style-name="gr3" draw:text-style-name="P5" draw:layer="layout" svg:width="3.048cm" svg:height="0.508cm" svg:x="12.004cm" svg:y="11.976cm">
          <text:p text:style-name="P1"><text:span text:style-name="T1">Address (</text:span><text:span text:style-name="T3">0x8</text:span><text:span text:style-name="T1">-</text:span><text:span text:style-name="T3">0xF</text:span><text:span text:style-name="T1">)</text:span></text:p>
        </draw:rect>
        <draw:rect draw:style-name="gr3" draw:text-style-name="P5" draw:layer="layout" svg:width="3.052cm" svg:height="0.508cm" svg:x="15.048cm" svg:y="11.976cm">
          <text:p text:style-name="P1"><text:span text:style-name="T1">Read Op (</text:span><text:span text:style-name="T3">0x0</text:span><text:span text:style-name="T1">)</text:span></text:p>
        </draw:rect>
        <draw:frame draw:style-name="gr4" draw:text-style-name="P4" draw:layer="layout" svg:width="1.015cm" svg:height="0.787cm" svg:x="14.548cm" svg:y="11.424cm">
          <draw:text-box>
            <text:p text:style-name="P3"><text:span text:style-name="T2">4 <text:s/>3</text:span></text:p>
          </draw:text-box>
        </draw:frame>
        <draw:rect draw:style-name="gr3" draw:text-style-name="P5" draw:layer="layout" svg:width="6.096cm" svg:height="0.508cm" svg:x="3cm" svg:y="12.492cm">
          <text:p text:style-name="P1"><text:span text:style-name="T1">Footer (</text:span><text:span text:style-name="T3">0x1</text:span><text:span text:style-name="T1">)</text:span></text:p>
        </draw:rect>
        <draw:frame draw:style-name="gr2" draw:text-style-name="P4" draw:layer="layout" svg:width="0.711cm" svg:height="0.569cm" svg:x="8.689cm" svg:y="11.415cm">
          <draw:text-box>
            <text:p text:style-name="P3"><text:span text:style-name="T2">0</text:span></text:p>
          </draw:text-box>
        </draw:frame>
        <draw:frame draw:style-name="gr2" draw:text-style-name="P4" draw:layer="layout" svg:width="0.915cm" svg:height="0.569cm" svg:x="2.796cm" svg:y="11.415cm">
          <draw:text-box>
            <text:p text:style-name="P3"><text:span text:style-name="T2">7</text:span></text:p>
          </draw:text-box>
        </draw:frame>
        <draw:rect draw:style-name="gr3" draw:text-style-name="P5" draw:layer="layout" svg:width="3.048cm" svg:height="0.508cm" svg:x="3cm" svg:y="11.984cm">
          <text:p text:style-name="P1"><text:span text:style-name="T1">Address (</text:span><text:span text:style-name="T3">0x8</text:span><text:span text:style-name="T1">-</text:span><text:span text:style-name="T3">0xF</text:span><text:span text:style-name="T1">)</text:span></text:p>
        </draw:rect>
        <draw:rect draw:style-name="gr3" draw:text-style-name="P5" draw:layer="layout" svg:width="3.052cm" svg:height="0.508cm" svg:x="6.044cm" svg:y="11.984cm">
          <text:p text:style-name="P1"><text:span text:style-name="T1">Write Op (</text:span><text:span text:style-name="T3">0x1</text:span><text:span text:style-name="T1">)</text:span></text:p>
        </draw:rect>
        <draw:frame draw:style-name="gr4" draw:text-style-name="P4" draw:layer="layout" svg:width="1.015cm" svg:height="0.787cm" svg:x="5.544cm" svg:y="11.432cm">
          <draw:text-box>
            <text:p text:style-name="P3"><text:span text:style-name="T2">4 <text:s/>3</text:span></text:p>
          </draw:text-box>
        </draw:frame>
        <draw:frame draw:style-name="gr5" draw:text-style-name="P7" draw:layer="layout" svg:width="2.8cm" svg:height="0.645cm" svg:x="4.6cm" svg:y="2.555cm">
          <draw:text-box>
            <text:p text:style-name="P6"><text:span text:style-name="T4">Write request</text:span></text:p>
          </draw:text-box>
        </draw:frame>
        <draw:frame draw:style-name="gr5" draw:text-style-name="P7" draw:layer="layout" svg:width="2.8cm" svg:height="0.645cm" svg:x="13.6cm" svg:y="2.555cm">
          <draw:text-box>
            <text:p text:style-name="P6"><text:span text:style-name="T4">Read request</text:span></text:p>
          </draw:text-box>
        </draw:frame>
        <draw:frame draw:style-name="gr6" draw:text-style-name="P7" draw:layer="layout" svg:width="3.2cm" svg:height="0.645cm" svg:x="4.4cm" svg:y="6.555cm">
          <draw:text-box>
            <text:p text:style-name="P6"><text:span text:style-name="T4">Write ack (okay)</text:span></text:p>
          </draw:text-box>
        </draw:frame>
        <draw:frame draw:style-name="gr7" draw:text-style-name="P7" draw:layer="layout" svg:width="3.3cm" svg:height="0.645cm" svg:x="4.3cm" svg:y="10.561cm">
          <draw:text-box>
            <text:p text:style-name="P6"><text:span text:style-name="T4">Write ack (error)</text:span></text:p>
          </draw:text-box>
        </draw:frame>
        <draw:frame draw:style-name="gr6" draw:text-style-name="P7" draw:layer="layout" svg:width="3.2cm" svg:height="0.645cm" svg:x="13.4cm" svg:y="6.555cm">
          <draw:text-box>
            <text:p text:style-name="P6"><text:span text:style-name="T4">Read ack (okay)</text:span></text:p>
          </draw:text-box>
        </draw:frame>
        <draw:frame draw:style-name="gr6" draw:text-style-name="P7" draw:layer="layout" svg:width="3.2cm" svg:height="0.645cm" svg:x="13.4cm" svg:y="10.555cm">
          <draw:text-box>
            <text:p text:style-name="P6"><text:span text:style-name="T4">Read ack (erro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Cordia New" svg:font-family="'Cordia Ne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1:30:23.296000000</meta:creation-date>
    <dc:date>2019-05-23T12:10:51.103000000</dc:date>
    <meta:editing-duration>PT9M36S</meta:editing-duration>
    <meta:editing-cycles>3</meta:editing-cycles>
    <meta:generator>LibreOffice/5.4.5.1$Windows_X86_64 LibreOffice_project/79c9829dd5d8054ec39a82dc51cd9eff340dbee8</meta:generator>
    <meta:document-statistic meta:object-count="42"/>
  </office:meta>
</office:document-meta>
</file>